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d375a" officeooo:paragraph-rsid="000d375a"/>
    </style:style>
    <style:style style:name="P2" style:family="paragraph" style:parent-style-name="Title">
      <style:text-properties officeooo:rsid="000baaca" officeooo:paragraph-rsid="000baa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ngoDB setup</text:p>
      <text:p text:style-name="P1">Database:<text:tab/>crypto<text:line-break/>Username:<text:tab/>plexor<text:line-break/>Password:<text:tab/>aex555z1x2<text:line-break/>AuthDB:<text:tab/>crypt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06T10:41:24.281280141</meta:creation-date>
    <dc:date>2021-03-06T11:39:59.147105190</dc:date>
    <meta:editing-duration>PT58M5S</meta:editing-duration>
    <meta:editing-cycles>2</meta:editing-cycles>
    <meta:generator>LibreOffice/7.1.1.2$Linux_X86_64 LibreOffice_project/dd797d330b34196606d0870aaa694e9504402ca1</meta:generator>
    <meta:document-statistic meta:table-count="0" meta:image-count="0" meta:object-count="0" meta:page-count="1" meta:paragraph-count="2" meta:word-count="10" meta:character-count="82" meta:non-whitespace-character-count="74"/>
  </office:meta>
</office:document-meta>
</file>